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5" text:outline-level="5"><text:bookmark-start text:name="any-opinion-is-welcome."/>Any opinion is welcome.<text:bookmark-end text:name="any-opinion-is-welcome."/></text:h>
      <text:h text:style-name="Heading_20_5" text:outline-level="5"><text:bookmark-start text:name="feel-free-to-discuss-in-the-discussions-section."/>Feel free to discuss in the <text:a xlink:type="simple" xlink:href="https://github.com/AnonyPla-ng/thgtoa/discussions" office:name=""><text:span text:style-name="Definition">discussions</text:span></text:a> section.<text:bookmark-end text:name="feel-free-to-discuss-in-the-discussions-section."/></text:h>
      <text:h text:style-name="Heading_20_5" text:outline-level="5"><text:bookmark-start text:name="feel-free-report-issues-in-the-issues-section."/>Feel free report issues in the <text:a xlink:type="simple" xlink:href="https://github.com/AnonyPla-ng/thgtoa/issues" office:name=""><text:span text:style-name="Definition">issues</text:span></text:a> section.<text:bookmark-end text:name="feel-free-report-issues-in-the-issues-section."/></text:h>
      <text:h text:style-name="Heading_20_3" text:outline-level="3"><text:bookmark-start text:name="code-free-contributions"/>Code Free Contributions<text:bookmark-end text:name="code-free-contributions"/></text:h>
      <text:h text:style-name="Heading_20_4" text:outline-level="4"><text:bookmark-start text:name="there-are-multiple-ways-you-can-add-to-the-guide"/>There are multiple ways you can add to the guide:<text:bookmark-end text:name="there-are-multiple-ways-you-can-add-to-the-guide"/></text:h>
      <text:list text:style-name="L1">
        <text:list-item>
          <text:p text:style-name="P1">You can <text:a xlink:type="simple" xlink:href="https://github.com/AnonyPla-ng/thgtoa/issues/new" office:name=""><text:span text:style-name="Definition">submit bugs and feature requests</text:span></text:a> with detailed information about your issue or idea:</text:p>
          <text:list text:style-name="L2">
            <text:list-item>
              <text:p text:style-name="P2">If you’d like to propose an addition, please follow the standards outlined here.</text:p>
            </text:list-item>
            <text:list-item>
              <text:p text:style-name="P2">If you’re reporting an issue, please be sure to include the expected behaviour, the observed behaviour, and steps to reproduce the problem.</text:p>
            </text:list-item>
          </text:list>
        </text:list-item>
        <text:list-item>
          <text:p text:style-name="P1">This can require technical knowledge, but you can also get involved in conversations about bug reports and feature requests. This is a great way to get involved without getting too overwhelmed!</text:p>
        </text:list-item>
        <text:list-item>
          <text:p text:style-name="P1"><text:a xlink:type="simple" xlink:href="https://github.com/AnonyPla-ng/thgtoa/pulls" office:name=""><text:span text:style-name="Definition">Help fellow committers test recently submitted pull requests</text:span></text:a>. Simply by pulling down a pull request and testing it, you can help ensure our new code contributions for stability and quality.</text:p>
        </text:list-item>
      </text:list>
      <text:h text:style-name="Heading_20_3" text:outline-level="3"><text:bookmark-start text:name="content-contributions"/>Content Contributions<text:bookmark-end text:name="content-contributions"/></text:h>
      <text:p text:style-name="First_20_paragraph">For those of you who are looking to add content to the guide, include the following:</text:p>
      <text:h text:style-name="Heading_20_5" text:outline-level="5"><text:bookmark-start text:name="pull-requests"/>Pull Requests<text:bookmark-end text:name="pull-requests"/></text:h>
      <text:list text:style-name="L3">
        <text:list-item>
          <text:p text:style-name="P3"><text:span text:style-name="T1">Do</text:span> create a <text:a xlink:type="simple" xlink:href="http://git-scm.com/book/en/Git-Branching-Branching-Workflows#Topic-Branches" office:name=""><text:span text:style-name="Definition">topic branch</text:span></text:a> to work on instead of working directly on <text:span text:style-name="Source_Text">master</text:span>. This helps to:</text:p>
          <text:list text:style-name="L4">
            <text:list-item>
              <text:p text:style-name="P4">Protect the process.</text:p>
            </text:list-item>
            <text:list-item>
              <text:p text:style-name="P4">Ensures users are aware of commits on the branch being considered for merge.</text:p>
            </text:list-item>
            <text:list-item>
              <text:p text:style-name="P4">Allows for a location for more commits to be offered without mingling with other contributor changes.</text:p>
            </text:list-item>
            <text:list-item>
              <text:p text:style-name="P4">Allows contributors to make progress while a PR is still being reviewed.</text:p>
            </text:list-item>
          </text:list>
        </text:list-item>
        <text:list-item>
          <text:p text:style-name="P3"><text:span text:style-name="T1">Do</text:span> follow the <text:a xlink:type="simple" xlink:href="http://tbaggery.com/2008/04/19/a-note-about-git-commit-messages.html" office:name=""><text:span text:style-name="Definition">50/72 rule</text:span></text:a> for Git commit messages.</text:p>
        </text:list-item>
        <text:list-item>
          <text:p text:style-name="P3"><text:span text:style-name="T1">Do</text:span> write “WIP” on your PR and/or open a <text:a xlink:type="simple" xlink:href="https://help.github.com/en/articles/about-pull-requests#draft-pull-requests" office:name=""><text:span text:style-name="Definition">draft PR</text:span></text:a> if submitting unfinished changes..</text:p>
        </text:list-item>
        <text:list-item>
          <text:p text:style-name="P3"><text:span text:style-name="T1">Do</text:span> make sure the title of a draft PR makes it immediately clear that it’s a draft</text:p>
        </text:list-item>
        <text:list-item>
          <text:p text:style-name="P3"><text:span text:style-name="T1">Do</text:span> target your pull request to the <text:span text:style-name="T1">master branch</text:span>.</text:p>
        </text:list-item>
        <text:list-item>
          <text:p text:style-name="P3"><text:span text:style-name="T1">Do</text:span> specify a descriptive title to make searching for your pull request easier.</text:p>
        </text:list-item>
        <text:list-item>
          <text:p text:style-name="P3"><text:span text:style-name="T1">Don’t</text:span> leave your pull request description blank.</text:p>
        </text:list-item>
        <text:list-item>
          <text:p text:style-name="P3"><text:span text:style-name="T1">Don’t</text:span> abandon your pull request. Being responsive helps us land your changes faster.</text:p>
        </text:list-item>
        <text:list-item>
          <text:p text:style-name="P3"><text:span text:style-name="T1">Don’t</text:span> post questions in older closed PRs.</text:p>
        </text:list-item>
        <text:list-item>
          <text:p text:style-name="P3"><text:span text:style-name="T1">Do</text:span> stick to the guide to find common style issues.</text:p>
        </text:list-item>
      </text:list>
      <text:p text:style-name="First_20_paragraph">When reporting guide issues:</text:p>
      <text:list text:style-name="L5">
        <text:list-item>
          <text:p text:style-name="P5"><text:span text:style-name="T1">Do</text:span> write a detailed description of your issue and use a descriptive title.</text:p>
        </text:list-item>
        <text:list-item>
          <text:p text:style-name="P5"><text:span text:style-name="T1">Do</text:span> make it as detailed as possible and don’t just submit 50 line changes without explaining.</text:p>
        </text:list-item>
        <text:list-item>
          <text:p text:style-name="P5"><text:span text:style-name="T1">Don’t</text:span> file duplicate reports; search for your bug before filing a new report.</text:p>
        </text:list-item>
        <text:list-item>
          <text:p text:style-name="P5"><text:span text:style-name="T1">Don’t</text:span> attempt to report issues on a closed PR.</text:p>
        </text:list-item>
      </text:list>
      <text:p text:style-name="First_20_paragraph"><text:span text:style-name="T1">Thank you</text:span> for taking the few moments to read this far! You’re already way ahead of the curve, so keep it up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03T09:44:51Z</meta:creation-date>
    <dc:date>2022-06-03T09:44:51Z</dc:date>
  </office:meta>
</office:document-meta>
</file>